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Web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fo:color="#C9211E" fo:font-size="20pt" style:font-size-asian="20pt" style:font-size-complex="20pt"/>
    </style:style>
    <style:style style:name="T3" style:parent-style-name="Policepardéfaut" style:family="text">
      <style:text-properties fo:font-size="20pt" style:font-size-asian="20pt" style:font-size-complex="20pt"/>
    </style:style>
    <style:style style:name="T4" style:parent-style-name="Policepardéfaut" style:family="text">
      <style:text-properties fo:font-size="20pt" style:font-size-asian="20pt" style:font-size-complex="20pt"/>
    </style:style>
    <style:style style:name="P5" style:parent-style-name="Standard" style:family="paragraph">
      <style:text-properties fo:font-size="20pt" style:font-size-asian="20pt" style:font-size-complex="20pt"/>
    </style:style>
    <style:style style:name="P6" style:parent-style-name="Standard" style:family="paragraph">
      <style:text-properties fo:font-size="20pt" style:font-size-asian="20pt" style:font-size-complex="20pt"/>
    </style:style>
    <style:style style:name="P7" style:parent-style-name="Standard" style:family="paragraph">
      <style:text-properties fo:font-size="20pt" style:font-size-asian="20pt" style:font-size-complex="20pt"/>
    </style:style>
    <style:style style:name="P8" style:parent-style-name="Standard" style:family="paragraph">
      <style:text-properties fo:font-size="20pt" style:font-size-asian="20pt" style:font-size-complex="20pt"/>
    </style:style>
    <style:style style:name="T9" style:parent-style-name="Policepardéfaut" style:family="text">
      <style:text-properties fo:font-size="18pt" style:font-size-asian="18pt" style:font-size-complex="18pt"/>
    </style:style>
    <style:style style:name="T10" style:parent-style-name="Policepardéfaut" style:family="text">
      <style:text-properties fo:color="#FF0000" fo:font-size="18pt" style:font-size-asian="18pt" style:font-size-complex="18pt"/>
    </style:style>
    <style:style style:name="T11" style:parent-style-name="Policepardéfaut" style:family="text">
      <style:text-properties fo:color="#FF0000" fo:font-size="18pt" style:font-size-asian="18pt" style:font-size-complex="18pt"/>
    </style:style>
    <style:style style:name="T12" style:parent-style-name="Policepardéfaut" style:family="text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T26" style:parent-style-name="Policepardéfaut" style:family="text">
      <style:text-properties fo:font-size="18pt" style:font-size-asian="18pt" style:font-size-complex="18pt"/>
    </style:style>
    <style:style style:name="T27" style:parent-style-name="Élevé" style:family="text">
      <style:text-properties fo:font-size="18pt" style:font-size-asian="18pt" style:font-size-complex="18pt"/>
    </style:style>
    <style:style style:name="P28" style:parent-style-name="Standard" style:family="paragraph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weight="bold" style:font-weight-asian="bold" fo:font-size="18pt" style:font-size-asian="18pt" style:font-size-complex="18pt"/>
    </style:style>
    <style:style style:name="P31" style:parent-style-name="Standard" style:family="paragraph">
      <style:text-properties fo:font-weight="bold" style:font-weight-asian="bold" fo:font-size="18pt" style:font-size-asian="18pt" style:font-size-complex="18pt"/>
    </style:style>
    <style:style style:name="P32" style:parent-style-name="Standard" style:family="paragraph">
      <style:text-properties fo:font-weight="bold" style:font-weight-asian="bold" fo:font-size="18pt" style:font-size-asian="18pt" style:font-size-complex="18pt"/>
    </style:style>
  </office:automatic-styles>
  <office:body>
    <office:text text:use-soft-page-breaks="true">
      <text:p text:style-name="P1"><text:span text:style-name="T2">neutralité du Net :</text:span><text:span text:style-name="T3"><text:s/>un principe fondateur d’Internet<text:s/></text:span><text:span text:style-name="T4">selon lequel tous les contenus en ligne doivent être traités de manière égale, sans discrimination ou priorisation par les fournisseurs d'accès à Internet (FAI). Elle garantit que chaque utilisateur a un accès égal à l'information et aux services en ligne, sans que les FAI puissent favoriser certains contenus ou en restreindre l'accès.</text:span></text:p>
      <text:p text:style-name="Standard"/>
      <text:p text:style-name="P5"/>
      <text:p text:style-name="P6"/>
      <text:p text:style-name="P7"/>
      <text:p text:style-name="P8"/>
      <text:p text:style-name="Standard"><text:span text:style-name="T9">-</text:span><text:span text:style-name="T10">loi pour une République numérique du 7<text:s/></text:span><text:span text:style-name="T11">octobre 2016 (FR)</text:span><text:span text:style-name="T12"> :</text:span></text:p>
      <text:p text:style-name="P13"><text:s/><text:tab/>-première loi faisant mention de la neutralité du net en France</text:p>
      <text:p text:style-name="P14"/>
      <text:p text:style-name="P15"><text:tab/>Le principe de neutralité du net interdit aux fournisseurs d’accès à internet (FAI) de discriminer l’accès au réseau en fonction des services (par exemple en offrant un<text:s/>internet plus lent à certains clients et plus rapide à d’autres pour accéder à un service identique à partir d’une même offre).</text:p>
      <text:p text:style-name="P16"/>
      <text:p text:style-name="P17">- la neutralité d’Internet est garantie par L’Autorité de régulation des communications électroniques et des postes (Arcep)</text:p>
      <text:p text:style-name="P18"/>
      <text:p text:style-name="P19">-<text:s text:c="2"/>l’Arcep à fait retirer des clauses contraire à la neutralité inscrites dans les conditions de ventes des FAI (fournisseurs d’accès internet) qui prévoyaient des blocages de service ou du zero-rating (pratique de certains FAI, en général pour les offres mobiles, consistant à ne pas facturer dans le forfait l’accès à certains sites ou applications)</text:p>
      <text:p text:style-name="P20"/>
      <text:soft-page-break/>
      <text:p text:style-name="P21">-au niveau européen, ce n’est plus l’Arcep mais le Body of European Regulators for Electronic Communications (Berec) qui se charge du respect de la neutralité du net.</text:p>
      <text:p text:style-name="P22"/>
      <text:p text:style-name="P23"/>
      <text:p text:style-name="P24"/>
      <text:p text:style-name="P25"/>
      <text:p text:style-name="Standard"><text:span text:style-name="T26">-</text:span><text:s/><text:span text:style-name="T27">Le principe de neutralité du net a été consacré par Cour de justice de l'Union européenne (CJUE) dans une décision du 15 septembre 2020 (exemple de poursuites judiciaires pour la neutralité du net) :</text:span></text:p>
      <text:p text:style-name="P28"><text:tab/></text:p>
      <text:p text:style-name="P29"/>
      <text:p text:style-name="P30">- Parler des réseaux et de leur<text:s/>fonctionnement ###</text:p>
      <text:p text:style-name="P31"/>
      <text:p text:style-name="P3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dele</dc:creator>
    <meta:creation-date>2023-05-10T10:50:00Z</meta:creation-date>
    <dc:date>2023-05-22T08:12:00Z</dc:date>
    <meta:template xlink:href="Normal.dotm" xlink:type="simple"/>
    <meta:editing-cycles>3</meta:editing-cycles>
    <meta:editing-duration>PT6960S</meta:editing-duration>
    <meta:document-statistic meta:page-count="2" meta:paragraph-count="3" meta:word-count="266" meta:character-count="1727" meta:row-count="12" meta:non-whitespace-character-count="1464"/>
  </office:meta>
</office:document-meta>
</file>